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T1" style:family="text">
      <style:text-properties fo:font-variant="normal" fo:text-transform="none" fo:color="#000000" style:font-name="Monaco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ff1493" style:font-name="Monaco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ff" style:font-name="Monaco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6699" style:font-name="Monaco" fo:font-size="10.5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fo:color="#008200" style:font-name="Monaco" fo:font-size="10.5pt" fo:letter-spacing="normal" fo:font-style="normal" fo:font-weight="normal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list.of.packages &lt;- </text:span></text:span><text:span text:style-name="Source_20_Text"><text:span text:style-name="T3">c</text:span></text:span><text:span text:style-name="Source_20_Text"><text:span text:style-name="T1">(</text:span></text:span><text:span text:style-name="Source_20_Text"><text:span text:style-name="T4">"uuid"</text:span></text:span><text:span text:style-name="Source_20_Text"><text:span text:style-name="T1">)</text:span></text:span></text:p>
      <text:p text:style-name="P1"><text:span text:style-name="Source_20_Text"><text:span text:style-name="T1">new.packages &lt;- list.of.packages[!(list.of.packages %</text:span></text:span><text:span text:style-name="Source_20_Text"><text:span text:style-name="T5">in</text:span></text:span><text:span text:style-name="Source_20_Text"><text:span text:style-name="T1">% </text:span></text:span><text:span text:style-name="Source_20_Text"><text:span text:style-name="T3">installed.packages</text:span></text:span><text:span text:style-name="Source_20_Text"><text:span text:style-name="T1">()[,</text:span></text:span><text:span text:style-name="Source_20_Text"><text:span text:style-name="T4">"Package"</text:span></text:span><text:span text:style-name="Source_20_Text"><text:span text:style-name="T1">])]</text:span></text:span></text:p>
      <text:p text:style-name="P1"><text:span text:style-name="Source_20_Text"><text:span text:style-name="T5">if</text:span></text:span><text:span text:style-name="Source_20_Text"><text:span text:style-name="T1">(</text:span></text:span><text:span text:style-name="Source_20_Text"><text:span text:style-name="T3">length</text:span></text:span><text:span text:style-name="Source_20_Text"><text:span text:style-name="T1">(new.packages)) </text:span></text:span><text:span text:style-name="Source_20_Text"><text:span text:style-name="T3">install.packages</text:span></text:span><text:span text:style-name="Source_20_Text"><text:span text:style-name="T1">(new.packages)</text:span></text:span></text:p>
      <text:p text:style-name="P2"> </text:p>
      <text:p text:style-name="P1"><text:span text:style-name="Source_20_Text"><text:span text:style-name="T3">require</text:span></text:span><text:span text:style-name="Source_20_Text"><text:span text:style-name="T1">(uuid)</text:span></text:span></text:p>
      <text:p text:style-name="P1"><text:span text:style-name="Source_20_Text"><text:span text:style-name="T6"># make sure you put the path of your blockchain.R file</text:span></text:span></text:p>
      <text:p text:style-name="P1"><text:span text:style-name="Source_20_Text"><text:span text:style-name="T3">source</text:span></text:span><text:span text:style-name="Source_20_Text"><text:span text:style-name="T1">(</text:span></text:span><text:span text:style-name="Source_20_Text"><text:span text:style-name="T4">'blockchain.R'</text:span></text:span><text:span text:style-name="Source_20_Text"><text:span text:style-name="T1">)</text:span></text:span></text:p>
      <text:p text:style-name="P2"> </text:p>
      <text:p text:style-name="P1"><text:span text:style-name="Source_20_Text"><text:span text:style-name="T6"># Generate a globally unique address for this node</text:span></text:span></text:p>
      <text:p text:style-name="P1"><text:span text:style-name="Source_20_Text"><text:span text:style-name="T1">node_identifier = </text:span></text:span><text:span text:style-name="Source_20_Text"><text:span text:style-name="T3">gsub</text:span></text:span><text:span text:style-name="Source_20_Text"><text:span text:style-name="T1">(</text:span></text:span><text:span text:style-name="Source_20_Text"><text:span text:style-name="T4">'-'</text:span></text:span><text:span text:style-name="Source_20_Text"><text:span text:style-name="T1">,</text:span></text:span><text:span text:style-name="Source_20_Text"><text:span text:style-name="T4">''</text:span></text:span><text:span text:style-name="Source_20_Text"><text:span text:style-name="T1">,</text:span></text:span><text:span text:style-name="Source_20_Text"><text:span text:style-name="T3">UUIDgenerate</text:span></text:span><text:span text:style-name="Source_20_Text"><text:span text:style-name="T1">())</text:span></text:span></text:p>
      <text:p text:style-name="P1"><text:span text:style-name="Source_20_Text"><text:span text:style-name="T6"># Instantiate the Blockchain</text:span></text:span></text:p>
      <text:p text:style-name="P1"><text:span text:style-name="Source_20_Text"><text:span text:style-name="T1">blockchain = </text:span></text:span><text:span text:style-name="Source_20_Text"><text:span text:style-name="T3">Blockchain</text:span></text:span><text:span text:style-name="Source_20_Text"><text:span text:style-name="T1">()</text:span></text:span></text:p>
      <text:p text:style-name="P1"><text:span text:style-name="Source_20_Text"><text:span text:style-name="T6"># genesis block</text:span></text:span></text:p>
      <text:p text:style-name="P1"><text:span text:style-name="Source_20_Text"><text:span text:style-name="T1">blockchain$</text:span></text:span><text:span text:style-name="Source_20_Text"><text:span text:style-name="T3">nextBlock</text:span></text:span><text:span text:style-name="Source_20_Text"><text:span text:style-name="T1">(previousHash=1, proof=100)</text:span></text:span></text:p>
      <text:p text:style-name="P1"><text:span text:style-name="Source_20_Text"><text:span text:style-name="T6">#* @serializer custom_json</text:span></text:span></text:p>
      <text:p text:style-name="P1"><text:span text:style-name="Source_20_Text"><text:span text:style-name="T6">#* @post /transactions/new</text:span></text:span></text:p>
      <text:p text:style-name="P1"><text:span text:style-name="Source_20_Text"><text:span text:style-name="T5">function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6">#eg req_json &lt;- '{"sender": "my address", "recipient": "someone else address", "amount": 5}'</text:span></text:span></text:p>
      <text:p text:style-name="P1"><text:span text:style-name="Source_20_Text"><text:span text:style-name="T2">  </text:span></text:span><text:span text:style-name="Source_20_Text"><text:span text:style-name="T6">#values &lt;- jsonlite::fromJSON(req_json)</text:span></text:span></text:p>
      <text:p text:style-name="P1"><text:span text:style-name="Source_20_Text"><text:span text:style-name="T2">  </text:span></text:span><text:span text:style-name="Source_20_Text"><text:span text:style-name="T1">values &lt;- jsonlite::</text:span></text:span><text:span text:style-name="Source_20_Text"><text:span text:style-name="T3">fromJSON</text:span></text:span><text:span text:style-name="Source_20_Text"><text:span text:style-name="T1">(req$postBody)</text:span></text:span></text:p>
      <text:p text:style-name="P2"> </text:p>
      <text:p text:style-name="P1"><text:span text:style-name="Source_20_Text"><text:span text:style-name="T2">  </text:span></text:span><text:span text:style-name="Source_20_Text"><text:span text:style-name="T6"># Check that the required fields are in the POST'ed data</text:span></text:span></text:p>
      <text:p text:style-name="P1"><text:span text:style-name="Source_20_Text"><text:span text:style-name="T2">  </text:span></text:span><text:span text:style-name="Source_20_Text"><text:span text:style-name="T1">required = </text:span></text:span><text:span text:style-name="Source_20_Text"><text:span text:style-name="T3">c</text:span></text:span><text:span text:style-name="Source_20_Text"><text:span text:style-name="T1">(</text:span></text:span><text:span text:style-name="Source_20_Text"><text:span text:style-name="T4">'sender'</text:span></text:span><text:span text:style-name="Source_20_Text"><text:span text:style-name="T1">,</text:span></text:span><text:span text:style-name="Source_20_Text"><text:span text:style-name="T4">'recipient'</text:span></text:span><text:span text:style-name="Source_20_Text"><text:span text:style-name="T1">, </text:span></text:span><text:span text:style-name="Source_20_Text"><text:span text:style-name="T4">'amount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3">if </text:span></text:span><text:span text:style-name="Source_20_Text"><text:span text:style-name="T1">(!</text:span></text:span><text:span text:style-name="Source_20_Text"><text:span text:style-name="T3">all</text:span></text:span><text:span text:style-name="Source_20_Text"><text:span text:style-name="T1">(required %</text:span></text:span><text:span text:style-name="Source_20_Text"><text:span text:style-name="T5">in</text:span></text:span><text:span text:style-name="Source_20_Text"><text:span text:style-name="T1">% </text:span></text:span><text:span text:style-name="Source_20_Text"><text:span text:style-name="T3">names</text:span></text:span><text:span text:style-name="Source_20_Text"><text:span text:style-name="T1">(values))) {</text:span></text:span></text:p>
      <text:p text:style-name="P1"><text:span text:style-name="Source_20_Text"><text:span text:style-name="T2">    </text:span></text:span><text:span text:style-name="Source_20_Text"><text:span text:style-name="T3">return </text:span></text:span><text:span text:style-name="Source_20_Text"><text:span text:style-name="T1">(</text:span></text:span><text:span text:style-name="Source_20_Text"><text:span text:style-name="T4">'Missing Values - sender, recipient and amount are required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1">index = blockchain$</text:span></text:span><text:span text:style-name="Source_20_Text"><text:span text:style-name="T3">addTransaction</text:span></text:span><text:span text:style-name="Source_20_Text"><text:span text:style-name="T1">(values$sender, values$recipient, values$amount)</text:span></text:span></text:p>
      <text:p text:style-name="P1"><text:span text:style-name="Source_20_Text"><text:span text:style-name="T2">  </text:span></text:span><text:span text:style-name="T2"> </text:span></text:p>
      <text:p text:style-name="P1"><text:span text:style-name="Source_20_Text"><text:span text:style-name="T2">  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message'</text:span></text:span><text:span text:style-name="T1"> </text:span><text:span text:style-name="Source_20_Text"><text:span text:style-name="T1">= </text:span></text:span><text:span text:style-name="Source_20_Text"><text:span text:style-name="T3">paste</text:span></text:span><text:span text:style-name="Source_20_Text"><text:span text:style-name="T1">(</text:span></text:span><text:span text:style-name="Source_20_Text"><text:span text:style-name="T4">'Transaction will be added to Block'</text:span></text:span><text:span text:style-name="Source_20_Text"><text:span text:style-name="T1">, index))</text:span></text:span></text:p>
      <text:p text:style-name="P1"><text:span text:style-name="Source_20_Text"><text:span text:style-name="T1">}</text:span></text:span></text:p>
      <text:p text:style-name="P2"> </text:p>
      <text:p text:style-name="P1"><text:span text:style-name="Source_20_Text"><text:span text:style-name="T6">#* @serializer custom_json</text:span></text:span></text:p>
      <text:p text:style-name="P1"><text:span text:style-name="Source_20_Text"><text:span text:style-name="T6">#* @get /chain</text:span></text:span></text:p>
      <text:p text:style-name="P1"><text:span text:style-name="Source_20_Text"><text:span text:style-name="T5">function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chain'</text:span></text:span><text:span text:style-name="Source_20_Text"><text:span text:style-name="T1">=blockchain$chain, </text:span></text:span><text:span text:style-name="Source_20_Text"><text:span text:style-name="T4">'length'</text:span></text:span><text:span text:style-name="Source_20_Text"><text:span text:style-name="T1">=</text:span></text:span><text:span text:style-name="Source_20_Text"><text:span text:style-name="T3">length</text:span></text:span><text:span text:style-name="Source_20_Text"><text:span text:style-name="T1">(blockchain$chain))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6">#* @serializer custom_json</text:span></text:span></text:p>
      <text:p text:style-name="P1"><text:span text:style-name="Source_20_Text"><text:span text:style-name="T6">#* @get /mine</text:span></text:span></text:p>
      <text:p text:style-name="P1"><text:span text:style-name="Source_20_Text"><text:span text:style-name="T3">function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6"># We run the proof of work algorithm to get the next proof</text:span></text:span></text:p>
      <text:p text:style-name="P1"><text:span text:style-name="Source_20_Text"><text:span text:style-name="T2">  </text:span></text:span><text:span text:style-name="Source_20_Text"><text:span text:style-name="T1">lastBlock = blockchain$</text:span></text:span><text:span text:style-name="Source_20_Text"><text:span text:style-name="T3">lastBlock</text:span></text:span><text:span text:style-name="Source_20_Text"><text:span text:style-name="T1">()</text:span></text:span></text:p>
      <text:p text:style-name="P1"><text:span text:style-name="Source_20_Text"><text:span text:style-name="T2">  </text:span></text:span><text:span text:style-name="Source_20_Text"><text:span text:style-name="T1">lastProof = lastBlock$block$proof</text:span></text:span></text:p>
      <text:p text:style-name="P1"><text:span text:style-name="Source_20_Text"><text:span text:style-name="T2">  </text:span></text:span><text:span text:style-name="Source_20_Text"><text:span text:style-name="T1">proof = blockchain$</text:span></text:span><text:span text:style-name="Source_20_Text"><text:span text:style-name="T3">proofOfWork</text:span></text:span><text:span text:style-name="Source_20_Text"><text:span text:style-name="T1">(lastProof)</text:span></text:span></text:p>
      <text:p text:style-name="P1"><text:span text:style-name="Source_20_Text"><text:span text:style-name="T2">  </text:span></text:span><text:span text:style-name="T2"> </text:span></text:p>
      <text:p text:style-name="P1"><text:span text:style-name="Source_20_Text"><text:span text:style-name="T2">  </text:span></text:span><text:span text:style-name="Source_20_Text"><text:span text:style-name="T6"># We must receive a reward for finding the proof.</text:span></text:span></text:p>
      <text:p text:style-name="P1"><text:span text:style-name="Source_20_Text"><text:span text:style-name="T2">  </text:span></text:span><text:span text:style-name="Source_20_Text"><text:span text:style-name="T6"># The sender is "0" to signify that this node has mined a new coin.</text:span></text:span></text:p>
      <text:p text:style-name="P1"><text:span text:style-name="Source_20_Text"><text:span text:style-name="T2">  </text:span></text:span><text:span text:style-name="Source_20_Text"><text:span text:style-name="T1">blockchain$</text:span></text:span><text:span text:style-name="Source_20_Text"><text:span text:style-name="T3">addTransaction</text:span></text:span><text:span text:style-name="Source_20_Text"><text:span text:style-name="T1">(sender=</text:span></text:span><text:span text:style-name="Source_20_Text"><text:span text:style-name="T4">"0"</text:span></text:span><text:span text:style-name="Source_20_Text"><text:span text:style-name="T1">,recipient = node_identifier, amount=1)</text:span></text:span></text:p>
      <text:p text:style-name="P2"> </text:p>
      <text:p text:style-name="P1"><text:span text:style-name="Source_20_Text"><text:span text:style-name="T2">  </text:span></text:span><text:span text:style-name="Source_20_Text"><text:span text:style-name="T6"># Forge the new block by adding it to the chain</text:span></text:span></text:p>
      <text:p text:style-name="P1"><text:span text:style-name="Source_20_Text"><text:span text:style-name="T2">  </text:span></text:span><text:span text:style-name="Source_20_Text"><text:span text:style-name="T1">previousHash = blockchain$</text:span></text:span><text:span text:style-name="Source_20_Text"><text:span text:style-name="T3">hashBlock</text:span></text:span><text:span text:style-name="Source_20_Text"><text:span text:style-name="T1">(lastBlock)</text:span></text:span></text:p>
      <text:p text:style-name="P1"><text:span text:style-name="Source_20_Text"><text:span text:style-name="T2">  </text:span></text:span><text:span text:style-name="Source_20_Text"><text:span text:style-name="T1">block = blockchain$</text:span></text:span><text:span text:style-name="Source_20_Text"><text:span text:style-name="T3">nextBlock</text:span></text:span><text:span text:style-name="Source_20_Text"><text:span text:style-name="T1">(proof, previousHash)</text:span></text:span></text:p>
      <text:p text:style-name="P1"><text:soft-page-break/><text:span text:style-name="Source_20_Text"><text:span text:style-name="T2">  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message'</text:span></text:span><text:span text:style-name="Source_20_Text"><text:span text:style-name="T1">=</text:span></text:span><text:span text:style-name="Source_20_Text"><text:span text:style-name="T4">'New block forged'</text:span></text:span><text:span text:style-name="Source_20_Text"><text:span text:style-name="T1">, </text:span></text:span><text:span text:style-name="Source_20_Text"><text:span text:style-name="T4">'index'</text:span></text:span><text:span text:style-name="Source_20_Text"><text:span text:style-name="T1">= block$block$index, </text:span></text:span><text:span text:style-name="Source_20_Text"><text:span text:style-name="T4">'transactions'</text:span></text:span><text:span text:style-name="Source_20_Text"><text:span text:style-name="T1">= block$block$transactions, </text:span></text:span><text:span text:style-name="Source_20_Text"><text:span text:style-name="T4">'proof'</text:span></text:span><text:span text:style-name="Source_20_Text"><text:span text:style-name="T1">=block$block$proof,</text:span></text:span><text:span text:style-name="Source_20_Text"><text:span text:style-name="T4">'previousHash'</text:span></text:span><text:span text:style-name="Source_20_Text"><text:span text:style-name="T1">=block$block$previousHash)</text:span></text:span></text:p>
      <text:p text:style-name="P1"><text:span text:style-name="Source_20_Text"><text:span text:style-name="T6">#  list('message'='New block forged', c('index'= block$block$index, 'transactions'= block$block$transactions, 'proof'=block$block$proof,'previousHash'=block$block$previousHash))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6">#* @serializer custom_json</text:span></text:span></text:p>
      <text:p text:style-name="P1"><text:span text:style-name="Source_20_Text"><text:span text:style-name="T6">#* @post /nodes/register</text:span></text:span></text:p>
      <text:p text:style-name="P1"><text:span text:style-name="Source_20_Text"><text:span text:style-name="T3">function 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6">#  req_json &lt;- '{"sender": "my address", "recipient": "someone else address", "amount": 5}'</text:span></text:span></text:p>
      <text:p text:style-name="P1"><text:span text:style-name="Source_20_Text"><text:span text:style-name="T2">  </text:span></text:span><text:span text:style-name="Source_20_Text"><text:span text:style-name="T1">values &lt;- jsonlite::</text:span></text:span><text:span text:style-name="Source_20_Text"><text:span text:style-name="T3">fromJSON</text:span></text:span><text:span text:style-name="Source_20_Text"><text:span text:style-name="T1">(req$postBody)</text:span></text:span></text:p>
      <text:p text:style-name="P1"><text:span text:style-name="Source_20_Text"><text:span text:style-name="T2">  </text:span></text:span><text:span text:style-name="Source_20_Text"><text:span text:style-name="T1">nodes &lt;-  values$nodes</text:span></text:span></text:p>
      <text:p text:style-name="P1"><text:span text:style-name="Source_20_Text"><text:span text:style-name="T2">  </text:span></text:span><text:span text:style-name="Source_20_Text"><text:span text:style-name="T3">if </text:span></text:span><text:span text:style-name="Source_20_Text"><text:span text:style-name="T1">(</text:span></text:span><text:span text:style-name="Source_20_Text"><text:span text:style-name="T3">is.null</text:span></text:span><text:span text:style-name="Source_20_Text"><text:span text:style-name="T1">(nodes)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3">return</text:span></text:span><text:span text:style-name="Source_20_Text"><text:span text:style-name="T1">(</text:span></text:span><text:span text:style-name="Source_20_Text"><text:span text:style-name="T4">"Error: the list of nodes is not valid"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3">for </text:span></text:span><text:span text:style-name="Source_20_Text"><text:span text:style-name="T1">(i </text:span></text:span><text:span text:style-name="Source_20_Text"><text:span text:style-name="T5">in</text:span></text:span><text:span text:style-name="T1"> </text:span><text:span text:style-name="Source_20_Text"><text:span text:style-name="T1">1:</text:span></text:span><text:span text:style-name="Source_20_Text"><text:span text:style-name="T3">length</text:span></text:span><text:span text:style-name="Source_20_Text"><text:span text:style-name="T1">(nodes)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blockchain$</text:span></text:span><text:span text:style-name="Source_20_Text"><text:span text:style-name="T3">registerNode</text:span></text:span><text:span text:style-name="Source_20_Text"><text:span text:style-name="T1">(nodes[i]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5">TRUE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6">#* @serializer custom_json</text:span></text:span></text:p>
      <text:p text:style-name="P1"><text:span text:style-name="Source_20_Text"><text:span text:style-name="T6">#* @get /nodes/resolve</text:span></text:span></text:p>
      <text:p text:style-name="P1"><text:span text:style-name="Source_20_Text"><text:span text:style-name="T3">function 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1">replaced = blockchain$</text:span></text:span><text:span text:style-name="Source_20_Text"><text:span text:style-name="T3">handleConflicts</text:span></text:span><text:span text:style-name="Source_20_Text"><text:span text:style-name="T1">()</text:span></text:span></text:p>
      <text:p text:style-name="P1"><text:span text:style-name="Source_20_Text"><text:span text:style-name="T2">  </text:span></text:span><text:span text:style-name="Source_20_Text"><text:span text:style-name="T3">if </text:span></text:span><text:span text:style-name="Source_20_Text"><text:span text:style-name="T1">(replaced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message'</text:span></text:span><text:span text:style-name="Source_20_Text"><text:span text:style-name="T1">=</text:span></text:span><text:span text:style-name="Source_20_Text"><text:span text:style-name="T4">'Replaced'</text:span></text:span><text:span text:style-name="Source_20_Text"><text:span text:style-name="T1">, </text:span></text:span><text:span text:style-name="Source_20_Text"><text:span text:style-name="T4">'chain'</text:span></text:span><text:span text:style-name="Source_20_Text"><text:span text:style-name="T1">=blockchain$chain)</text:span></text:span></text:p>
      <text:p text:style-name="P1"><text:span text:style-name="Source_20_Text"><text:span text:style-name="T2">  </text:span></text:span><text:span text:style-name="Source_20_Text"><text:span text:style-name="T1">} </text:span></text:span><text:span text:style-name="Source_20_Text"><text:span text:style-name="T5">else</text:span></text:span><text:span text:style-name="T1">  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3">list</text:span></text:span><text:span text:style-name="Source_20_Text"><text:span text:style-name="T1">(</text:span></text:span><text:span text:style-name="Source_20_Text"><text:span text:style-name="T4">'message'</text:span></text:span><text:span text:style-name="Source_20_Text"><text:span text:style-name="T1">=</text:span></text:span><text:span text:style-name="Source_20_Text"><text:span text:style-name="T4">'Authoritative block chain - not replaceable '</text:span></text:span><text:span text:style-name="Source_20_Text"><text:span text:style-name="T1">, </text:span></text:span><text:span text:style-name="Source_20_Text"><text:span text:style-name="T4">'chain'</text:span></text:span><text:span text:style-name="Source_20_Text"><text:span text:style-name="T1">=blockchain$chain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6">#* Log some information about the incoming request</text:span></text:span></text:p>
      <text:p text:style-name="P1"><text:span text:style-name="Source_20_Text"><text:span text:style-name="T6">#* @filter logger</text:span></text:span></text:p>
      <text:p text:style-name="P1"><text:span text:style-name="Source_20_Text"><text:span text:style-name="T5">function</text:span></text:span><text:span text:style-name="Source_20_Text"><text:span text:style-name="T1">(req){</text:span></text:span></text:p>
      <text:p text:style-name="P1"><text:span text:style-name="Source_20_Text"><text:span text:style-name="T2">  </text:span></text:span><text:span text:style-name="Source_20_Text"><text:span text:style-name="T3">cat</text:span></text:span><text:span text:style-name="Source_20_Text"><text:span text:style-name="T1">(</text:span></text:span><text:span text:style-name="Source_20_Text"><text:span text:style-name="T3">as.character</text:span></text:span><text:span text:style-name="Source_20_Text"><text:span text:style-name="T1">(</text:span></text:span><text:span text:style-name="Source_20_Text"><text:span text:style-name="T3">Sys.time</text:span></text:span><text:span text:style-name="Source_20_Text"><text:span text:style-name="T1">()), </text:span></text:span><text:span text:style-name="Source_20_Text"><text:span text:style-name="T4">"-"</text:span></text:span><text:span text:style-name="Source_20_Text"><text:span text:style-name="T1">, </text:span></text:span></text:p>
      <text:p text:style-name="P1"><text:span text:style-name="Source_20_Text"><text:span text:style-name="T2">      </text:span></text:span><text:span text:style-name="Source_20_Text"><text:span text:style-name="T1">req$REQUEST_METHOD, req$PATH_INFO, </text:span></text:span><text:span text:style-name="Source_20_Text"><text:span text:style-name="T4">"-"</text:span></text:span><text:span text:style-name="Source_20_Text"><text:span text:style-name="T1">, </text:span></text:span></text:p>
      <text:p text:style-name="P1"><text:span text:style-name="Source_20_Text"><text:span text:style-name="T2">      </text:span></text:span><text:span text:style-name="Source_20_Text"><text:span text:style-name="T1">req$HTTP_USER_AGENT, </text:span></text:span><text:span text:style-name="Source_20_Text"><text:span text:style-name="T4">"@"</text:span></text:span><text:span text:style-name="Source_20_Text"><text:span text:style-name="T1">, req$REMOTE_ADDR, </text:span></text:span><text:span text:style-name="Source_20_Text"><text:span text:style-name="T4">"\n"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plumber::</text:span></text:span><text:span text:style-name="Source_20_Text"><text:span text:style-name="T3">forward</text:span></text:span><text:span text:style-name="Source_20_Text"><text:span text:style-name="T1">()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6">#* @get /chain/show</text:span></text:span></text:p>
      <text:p text:style-name="P1"><text:span text:style-name="Source_20_Text"><text:span text:style-name="T6">#* @html</text:span></text:span></text:p>
      <text:p text:style-name="P1"><text:span text:style-name="Source_20_Text"><text:span text:style-name="T5">function</text:span></text:span><text:span text:style-name="Source_20_Text"><text:span text:style-name="T1">(req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4">""</text:span></text:span></text:p>
      <text:p text:style-name="P1"><text:span text:style-name="Source_20_Text"><text:span text:style-name="T2">  </text:span></text:span><text:span text:style-name="T2"> </text:span></text:p>
      <text:p text:style-name="P1"><text:span text:style-name="Source_20_Text"><text:span text:style-name="T2">  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Current transactions:&lt;br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3">for </text:span></text:span><text:span text:style-name="Source_20_Text"><text:span text:style-name="T1">(i </text:span></text:span><text:span text:style-name="Source_20_Text"><text:span text:style-name="T5">in</text:span></text:span><text:span text:style-name="T1"> </text:span><text:span text:style-name="Source_20_Text"><text:span text:style-name="T1">1:</text:span></text:span><text:span text:style-name="Source_20_Text"><text:span text:style-name="T3">length</text:span></text:span><text:span text:style-name="Source_20_Text"><text:span text:style-name="T1">(blockchain$currentTransactions)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oft-page-break/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Transaction'</text:span></text:span><text:span text:style-name="T1"> </text:span><text:span text:style-name="Source_20_Text"><text:span text:style-name="T1">, i ,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sender:'</text:span></text:span><text:span text:style-name="Source_20_Text"><text:span text:style-name="T1">, blockchain$currentTransactions[i]$transaction$sender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recipient:'</text:span></text:span><text:span text:style-name="Source_20_Text"><text:span text:style-name="T1">, blockchain$currentTransactions[i]$transaction$recipient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amount:'</text:span></text:span><text:span text:style-name="Source_20_Text"><text:span text:style-name="T1">, blockchain$currentTransactions[i]$transaction$amount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Current transactions: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div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3">for </text:span></text:span><text:span text:style-name="Source_20_Text"><text:span text:style-name="T1">(i </text:span></text:span><text:span text:style-name="Source_20_Text"><text:span text:style-name="T5">in</text:span></text:span><text:span text:style-name="T1"> </text:span><text:span text:style-name="Source_20_Text"><text:span text:style-name="T1">1:blockchain$</text:span></text:span><text:span text:style-name="Source_20_Text"><text:span text:style-name="T3">lastBlock</text:span></text:span><text:span text:style-name="Source_20_Text"><text:span text:style-name="T1">()$block$index)</text:span></text:span></text:p>
      <text:p text:style-name="P1"><text:span text:style-name="Source_20_Text"><text:span text:style-name="T2">  </text:span></text:span><text:span text:style-name="Source_20_Text"><text:span text:style-name="T1">{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&gt;Block nr:&lt;/b&gt;'</text:span></text:span><text:span text:style-name="Source_20_Text"><text:span text:style-name="T1">, blockchain$chain[i]$block$index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&gt;Transactions&lt;/b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blockchain$chain[i]$block$transactions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'</text:span></text:span><text:span text:style-name="Source_20_Text"><text:span text:style-name="T1">) render.html=</text:span></text:span><text:span text:style-name="Source_20_Text"><text:span text:style-name="T4">""</text:span></text:span><text:span text:style-name="T1"> </text:span><text:span text:style-name="Source_20_Text"><text:span text:style-name="T1">&lt;-=</text:span></text:span><text:span text:style-name="Source_20_Text"><text:span text:style-name="T4">""</text:span></text:span><text:span text:style-name="T1"> </text:span><text:span text:style-name="Source_20_Text"><text:span text:style-name="T3">paste0</text:span></text:span><text:span text:style-name="Source_20_Text"><text:span text:style-name="T1">(render.html,=</text:span></text:span><text:span text:style-name="Source_20_Text"><text:span text:style-name="T4">""</text:span></text:span><text:span text:style-name="T1"> </text:span><text:span text:style-name="Source_20_Text"><text:span text:style-name="T4">'&lt;b=""&gt;Proof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blockchain$chain[i]$block$proof)</text:span></text:span></text:p>
      <text:p text:style-name="P1"><text:span text:style-name="Source_20_Text"><text:span text:style-name="T2">  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br&gt;'</text:span></text:span><text:span text:style-name="Source_20_Text"><text:span text:style-name="T1">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2">  </text:span></text:span><text:span text:style-name="Source_20_Text"><text:span text:style-name="T1">render.html &lt;- </text:span></text:span><text:span text:style-name="Source_20_Text"><text:span text:style-name="T3">paste0</text:span></text:span><text:span text:style-name="Source_20_Text"><text:span text:style-name="T1">(render.html, </text:span></text:span><text:span text:style-name="Source_20_Text"><text:span text:style-name="T4">'&lt;/br'</text:span></text:span><text:span text:style-name="Source_20_Text"><text:span text:style-name="T1">)&gt;&lt;/div&gt;')</text:span></text:span></text:p>
      <text:p text:style-name="P1"><text:span text:style-name="Source_20_Text"><text:span text:style-name="T2">  </text:span></text:span><text:span text:style-name="Source_20_Text"><text:span text:style-name="T1">render.html</text:span></text:span></text:p>
      <text:p text:style-name="P1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12:38.075539266</meta:creation-date>
    <dc:date>2018-03-10T20:12:54.052149760</dc:date>
    <meta:editing-duration>PT16S</meta:editing-duration>
    <meta:editing-cycles>1</meta:editing-cycles>
    <meta:document-statistic meta:table-count="0" meta:image-count="0" meta:object-count="0" meta:page-count="3" meta:paragraph-count="131" meta:word-count="453" meta:character-count="4695" meta:non-whitespace-character-count="4143"/>
    <meta:generator>LibreOffice/5.1.6.2$Linux_X86_64 LibreOffice_project/10m0$Build-2</meta:generator>
  </office:meta>
</office:document-meta>
</file>